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>
      <style:text-properties style:use-window-font-color="true" style:text-line-through-style="soli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color="#b3b300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f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0000ff" fo:font-size="10pt" fo:font-style="normal" style:text-underline-style="none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P16" style:family="paragraph" style:parent-style-name="Standard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fo:color="#280099"/>
    </style:style>
    <style:style style:name="P18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writing-mode="lr-tb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 style:writing-mode="lr-tb"/>
      <style:text-properties fo:color="#996633" fo:font-weight="bold" style:font-weight-asian="bold" style:font-weight-complex="bold"/>
    </style:style>
    <style:style style:name="P22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3" style:family="paragraph" style:parent-style-name="Standard">
      <style:paragraph-properties style:writing-mode="lr-tb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text-properties fo:color="#0000ff" fo:font-size="10pt" fo:font-style="normal" style:text-underline-style="none" style:font-size-asian="10pt" style:font-style-asian="normal" style:font-size-complex="10pt" style:font-style-complex="normal"/>
    </style:style>
    <style:style style:name="P27" style:family="paragraph" style:parent-style-name="Standard">
      <style:text-properties fo:color="#0000ff" fo:font-size="10pt" fo:font-style="normal" style:text-underline-style="none" officeooo:paragraph-rsid="001dd672" style:font-size-asian="10pt" style:font-style-asian="normal" style:font-size-complex="10pt" style:font-style-complex="normal"/>
    </style:style>
    <style:style style:name="P28" style:family="paragraph" style:parent-style-name="Standard">
      <style:text-properties fo:color="#0000ff" fo:font-size="10pt" fo:font-style="normal" style:text-underline-style="none" officeooo:paragraph-rsid="001e29cc" style:font-size-asian="10pt" style:font-style-asian="normal" style:font-size-complex="10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Times New Roman1" fo:font-size="12pt" fo:font-style="normal" fo:font-weight="normal"/>
    </style:style>
    <style:style style:name="T7" style:family="text">
      <style:text-properties style:font-name-asian="Arial1" style:font-size-asian="12pt" style:font-style-asian="normal" style:font-weight-asian="normal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9" style:family="text">
      <style:text-properties fo:font-variant="normal" fo:text-transform="none" fo:color="#000000" fo:letter-spacing="normal" style:font-name-asian="Arial1" style:font-style-asian="normal" style:font-weight-asian="normal"/>
    </style:style>
    <style:style style:name="T10" style:family="text">
      <style:text-properties fo:color="#280099"/>
    </style:style>
    <style:style style:name="T11" style:family="text">
      <style:text-properties officeooo:rsid="001dd672"/>
    </style:style>
    <style:style style:name="T12" style:family="text">
      <style:text-properties officeooo:rsid="001e29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更新</text:p>
      <text:p text:style-name="P6">Sudo apt-get update</text:p>
      <text:p text:style-name="P6">vi .git/config</text:p>
      <text:p text:style-name="P6">chmod u+x filename 只有自己可以执行，其它人不能执行</text:p>
      <text:p text:style-name="P6">chmod ug+x filename 只有自己以及同一群可以执行，其它人不能执行</text:p>
      <text:p text:style-name="P6">chmod a+x filename 所有人都可以执行<text:span text:style-name="T1">　　</text:span></text:p>
      <text:p text:style-name="P1">软件名 -v查看版本信息 <text:s/>version</text:p>
      <text:p text:style-name="P21">使用openjtag进行调试时需要注意：1把开发板和jtag接好2开发板上电3把openjtag连接到电脑的usb接口上</text:p>
      <text:p text:style-name="P1">vim安装：sudo apt-get install vim-gnome -y</text:p>
      <text:p text:style-name="P1"><text:span text:style-name="T5">Gitthub</text:span>的使用:sudo apt-get install git git-core </text:p>
      <text:p text:style-name="P1">1在github上建立自己的项目，再在本地建立自己的库，</text:p>
      <text:p text:style-name="P1"><text:a xlink:type="simple" xlink:href="mailto:baron@baron">baron@baron</text:a>:~$ mkdir <text:s/>github</text:p>
      <text:p text:style-name="P1">baron@baron:~$ cd github/ </text:p>
      <text:p text:style-name="P1">baron@baron:~/github$ mkdir linux </text:p>
      <text:p text:style-name="P1">sudo apt-get install git git-core thub$ cd linux/ </text:p>
      <text:p text:style-name="P1">baron@baron:~/github/linux$ vi readme </text:p>
      <text:p text:style-name="P1">baron@baron:~/github/linux$ git init </text:p>
      <text:p text:style-name="P1">Reinitialized existing Git repository in /home/baron/github/linux/.git/ </text:p>
      <text:p text:style-name="P1">baron@baron:~/github/linux$ git add readme </text:p>
      <text:p text:style-name="P1">baron@baron:~/github/linux$ git commit -m first </text:p>
      <text:p text:style-name="P1">[master (root-commit) 2236b85] first </text:p>
      <text:p text:style-name="P1"><text:s/>1 file changed, 1 insertion(+) </text:p>
      <text:p text:style-name="P1">baron@baron:~/github/linux$ git remote add origin git@github.com:105678256/linux.git</text:p>
      <text:p text:style-name="P1">baron@baron:~/github/linux$ git push -u origin master </text:p>
      <text:p text:style-name="P1">baron@baron:~/github/linux$ mv ~/documents/mydoc.odt . </text:p>
      <text:p text:style-name="P1">baron@baron:~/github/linux$ git add mydoc.odt </text:p>
      <text:p text:style-name="P1">baron@baron:~/github/linux$ git commit </text:p>
      <text:p text:style-name="P1">baron@baron:~/github/linux$ git push </text:p>
      <text:p text:style-name="P1">git pull <text:s text:c="3"/></text:p>
      <text:p text:style-name="P1">git status <text:s/>查看状态</text:p>
      <text:p text:style-name="P1">git log <text:s/>查看历史</text:p>
      <text:p text:style-name="P1">gitclone</text:p>
      <text:p text:style-name="P1">git checkout <text:s text:c="2"/>file <text:s/>恢复文件</text:p>
      <text:p text:style-name="P1"/>
      <text:p text:style-name="P1"/>
      <text:p text:style-name="P1"/>
      <text:p text:style-name="P1">tftp服务器配置</text:p>
      <text:p text:style-name="P9">sudo apt-get install tftp tftpd openbsd-inetd</text:p>
      <text:p text:style-name="P9">sudo mkdir /tftpboot</text:p>
      <text:p text:style-name="P9">sudo chmod -R 777 /tftpboot</text:p>
      <text:p text:style-name="P9">sudo chown -R nobody /tftpboot</text:p>
      <text:p text:style-name="P1">修改/etc/inetd.conf 文件，指定目录</text:p>
      <text:p text:style-name="P1">把最后面的那个/srv/tftp目录改为/tftpboot</text:p>
      <text:p text:style-name="P1">sudo /etc/init.d/openbsd-inetd restart</text:p>
      <text:p text:style-name="P1"/>
      <text:p text:style-name="P1"><text:soft-page-break/><text:span text:style-name="T5">Openocd</text:span>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1">baron@baron-desktop:/tmp/openocd-0.6.0$ make&amp;&amp;sudo make install</text:p>
      <text:p text:style-name="P10"/>
      <text:p text:style-name="P16">#</text:p>
      <text:p text:style-name="P7"># Openmoko USB JTAG/RS232 adapter</text:p>
      <text:p text:style-name="P7">#</text:p>
      <text:p text:style-name="P7"># http://wiki.openmoko.org/wiki/Debug_Board_v3</text:p>
      <text:p text:style-name="P7">#</text:p>
      <text:p text:style-name="P7">interface ft2232</text:p>
      <text:p text:style-name="P7">ft2232_device_desc "USB&lt;=&gt;JTAG&amp;RS232"</text:p>
      <text:p text:style-name="P7">ft2232_layout jtagkey</text:p>
      <text:p text:style-name="P7">ft2232_vid_pid 0x1457 0x5118</text:p>
      <text:p text:style-name="P7">source [find target/samsung_s3c2440.cfg]</text:p>
      <text:p text:style-name="P7">adapter_khz 6000</text:p>
      <text:p text:style-name="P7"># speed up memory downloads</text:p>
      <text:p text:style-name="P8">arm7_9 fast_memory_access enable</text:p>
      <text:p text:style-name="P8"/>
      <text:p text:style-name="P10"/>
      <text:p text:style-name="P2"/>
      <text:p text:style-name="P1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5">#WERROR_CFLAGS = -Werrorcd</text:p>
      <text:p text:style-name="Standard">上面一行要注释掉baron@baron-desktop:/tmp/insight-6.8-1$ make &amp;&amp; sudo make install </text:p>
      <text:p text:style-name="P1"/>
      <text:p text:style-name="P1">arm-linux-gdb安装及配置官方网站：http://www.gnu.org/software/gdb/</text:p>
      <text:p text:style-name="P1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1">或者执行. .bashrc(source .bashrc)，不过后者只对当前终端有效</text:p>
      <text:p text:style-name="P1">kermit的使用</text:p>
      <text:p text:style-name="P1">ckermit需要有一个配置文件，一般放到用户主目录下，文件名为/.kermrc，把下面内容copy到配置文件中</text:p>
      <text:p text:style-name="P3">#set line /dev/ttyS0</text:p>
      <text:p text:style-name="P3">set line /dev/ttyUSB0</text:p>
      <text:p text:style-name="P3">set speed 115200</text:p>
      <text:p text:style-name="P3">set carrier-watch off</text:p>
      <text:p text:style-name="P3"><text:soft-page-break/>set handshake none</text:p>
      <text:p text:style-name="P3">set flow-control none</text:p>
      <text:p text:style-name="P3">robust</text:p>
      <text:p text:style-name="P3">set file type bin</text:p>
      <text:p text:style-name="P3">set file name lit</text:p>
      <text:p text:style-name="P3">set rec pack 1000</text:p>
      <text:p text:style-name="P3">set send pack 1000</text:p>
      <text:p text:style-name="P3">set window 5</text:p>
      <text:p text:style-name="P1">注意上面的配置文件中</text:p>
      <text:p text:style-name="P1">set line /dev/ttyUSB0指定使用的设备节点，这里使用的是usb转串口，如果直接使用串口（如pc机）这里就要指定为set line /dev/ttyS0</text:p>
      <text:p text:style-name="P1">kermit -c </text:p>
      <text:p text:style-name="P1">离开kermit <text:s text:c="3"/>ctrl+\再按c</text:p>
      <text:p text:style-name="P1">再进入kermit <text:s text:c="2"/>按c</text:p>
      <text:p text:style-name="P1"/>
      <text:p text:style-name="P19">用usb烧写u-boot</text:p>
      <text:p text:style-name="P18">首先启动方式拨到nor启动，连接好串口及usb，打开kermit，选a,</text:p>
      <text:p text:style-name="P18"><text:s/>给开发板上电,执行命令s3c2410_boot_usb <text:s/>u-boot.bin,需要权限sudo <text:s/>烧写完成把启动开关拨到nand启动，然后重启开发板，进入可以练习uboot命令.</text:p>
      <text:p text:style-name="P18"/>
      <text:p text:style-name="P18">&gt;halt</text:p>
      <text:p text:style-name="P18">&gt;reset</text:p>
      <text:p text:style-name="P18">&gt;resume</text:p>
      <text:p text:style-name="P18">&gt;step</text:p>
      <text:p text:style-name="P18">&gt;bp</text:p>
      <text:p text:style-name="P18">&gt;rbp</text:p>
      <text:p text:style-name="P18">&gt;rwp</text:p>
      <text:p text:style-name="P18">&gt;poll</text:p>
      <text:p text:style-name="P6">&gt;mdb ['phys'] address [count] </text:p>
      <text:p text:style-name="P6"><text:s text:c="6"/>display memory bytes </text:p>
      <text:p text:style-name="P6">&gt;mdh ['phys'] address [count] </text:p>
      <text:p text:style-name="P6"><text:s text:c="6"/>display memory half-words </text:p>
      <text:p text:style-name="P6">&gt;mdw ['phys'] address [count] </text:p>
      <text:p text:style-name="P6"><text:s text:c="6"/>display memory words</text:p>
      <text:p text:style-name="P6">&gt;mwb ['phys'] address value [count] </text:p>
      <text:p text:style-name="P6"><text:s text:c="6"/>write memory byte </text:p>
      <text:p text:style-name="P6">&gt;mwh ['phys'] address value [count] </text:p>
      <text:p text:style-name="P6"><text:s text:c="6"/>write memory half-word </text:p>
      <text:p text:style-name="P6">&gt;mww ['phys'] address value [count] </text:p>
      <text:p text:style-name="P22"><text:s text:c="6"/>write memory word</text:p>
      <text:p text:style-name="P19"><text:s/>用openjtag烧录到 nand</text:p>
      <text:p text:style-name="P23">1连接好开发板和jtag，然后给开发板上电，把jtag连接到电脑上，打开openocd</text:p>
      <text:p text:style-name="P23">另开一窗口输入telnet localhost 4444 <text:s text:c="4"/></text:p>
      <text:p text:style-name="P23">&gt;halt</text:p>
      <text:p text:style-name="P20">&gt;nand prove 0</text:p>
      <text:p text:style-name="P20">&gt;nand list</text:p>
      <text:p text:style-name="P20">&gt;nand erase 0 0 0x4000</text:p>
      <text:p text:style-name="P20">nand write 0 /home/.../u-boot.bin 0</text:p>
      <text:p text:style-name="P20">&gt;nand verify 0 /home/.../u-boot.bin 0</text:p>
      <text:p text:style-name="P20"><text:soft-page-break/>&gt;resume</text:p>
      <text:p text:style-name="P20"/>
      <text:p text:style-name="P20">在内存中运行</text:p>
      <text:p text:style-name="Standard">openocd执行需要一个配置文件openocd.cfg，先把openocd.cfg放到工作目录下</text:p>
      <text:p text:style-name="Standard">fdbai@fdbai-desktop:~/fdbai/training/x-loader/leds$ openocd </text:p>
      <text:p text:style-name="Standard"/>
      <text:p text:style-name="Standard">注意执行openocd命令时最好切换到工作目录，这样在下载可执行文件到内存时直接写文件名即可，比较方便</text:p>
      <text:p text:style-name="Standard">另开一个终端通过telnet连接到开发板</text:p>
      <text:p text:style-name="Standard">fdbai@fdbai-desktop:~/fdbai/training/x-loader/leds$ telnet localhost 4444 </text:p>
      <text:p text:style-name="Standard"/>
      <text:p text:style-name="Standard">&gt; halt <text:s text:c="61"/>停止目标板</text:p>
      <text:p text:style-name="Standard">target state: halted </text:p>
      <text:p text:style-name="Standard">target halted in ARM state due to debug-request, current mode: Supervisor </text:p>
      <text:p text:style-name="Standard">cpsr: 0xf00000d3 pc: 0x00000018 </text:p>
      <text:p text:style-name="Standard">MMU: disabled, D-Cache: disabled, I-Cache: disabled </text:p>
      <text:p text:style-name="Standard">&gt; <text:span text:style-name="T10">arm920t cp15 2 0</text:span> </text:p>
      <text:p text:style-name="Standard">2: 00000000 </text:p>
      <text:p text:style-name="Standard">&gt; <text:span text:style-name="T10">step</text:span> <text:tab/><text:tab/><text:tab/><text:tab/><text:tab/><text:tab/><text:span text:style-name="T10">这两句用于关闭D-Cache和 I-Cache，如果</text:span></text:p>
      <text:p text:style-name="P17"><text:tab/><text:tab/><text:tab/><text:tab/><text:tab/><text:tab/>已经关闭可以不执行这两条命令</text:p>
      <text:p text:style-name="Standard">target state: halted </text:p>
      <text:p text:style-name="Standard">target halted in ARM state due to single-step, current mode: Supervisor </text:p>
      <text:p text:style-name="Standard">cpsr: 0xf00000d3 pc: 0x00000018 </text:p>
      <text:p text:style-name="Standard">MMU: disabled, D-Cache: disabled, I-Cache: disabled </text:p>
      <text:p text:style-name="Standard">&gt; load_image leds <text:tab/><text:tab/><text:tab/><text:tab/>把生成的可执行程序加载到内存</text:p>
      <text:p text:style-name="Standard">36 bytes written at address 0x00000000 </text:p>
      <text:p text:style-name="Standard">downloaded 36 bytes in 0.049084s (0.716 KiB/s) </text:p>
      <text:p text:style-name="Standard">&gt; resume 0<text:tab/><text:tab/><text:tab/><text:tab/><text:tab/>程序从地址0开始执行，注意这里不会有任何输出，但可以看到开发板上的led4已经是亮的了</text:p>
      <text:p text:style-name="P20"/>
      <text:p text:style-name="Standard">U-Boot</text:p>
      <text:p text:style-name="Standard">常用命令</text:p>
      <text:p text:style-name="Standard">help <text:s text:c="13"/>saveenv <text:s text:c="15"/>run <text:s text:c="15"/>tftp <text:s text:c="18"/>bootm <text:s text:c="20"/>tftpboot <text:s text:c="14"/>nand read <text:s text:c="17"/>nand write <text:s text:c="18"/>nand erase <text:s text:c="8"/><text:span text:style-name="T3"><text:s text:c="2"/></text:span><text:span text:style-name="T2">set bootfile uImage</text:span></text:p>
      <text:p text:style-name="Standard">printenv <text:s text:c="6"/>bdi <text:s text:c="9"/><text:span text:style-name="T2">md</text:span></text:p>
      <text:p text:style-name="P4"/>
      <text:p text:style-name="P4"/>
      <text:p text:style-name="Standard"><text:span text:style-name="T4">busybox</text:span>版本: busybox-1.15.2.tar.bz2<text:tab/>(D5653E5B74B17DBB1EEECDA8B8F22C0A) </text:p>
      <text:p text:style-name="Standard">下载：http://busybox.net/downloads/busybox-1.15.2.tar.bz2 </text:p>
      <text:p text:style-name="Standard"/>
      <text:p text:style-name="Standard">make menuconfig </text:p>
      <text:p text:style-name="Standard">选项配置 <text:s/></text:p>
      <text:p text:style-name="Standard">Build Options(arm-linux-) Cross Compiler prefix </text:p>
      <text:p text:style-name="Standard">Installation Options[*] Don't use /usr </text:p>
      <text:p text:style-name="Standard"/>
      <text:p text:style-name="P4">make &amp;&amp; make install </text:p>
      <text:p text:style-name="P15"/>
      <text:p text:style-name="Standard"><text:span text:style-name="T4">udev</text:span>版本: udev-139.tar.bz2<text:tab/><text:tab/><text:tab/>(7E705E237D29734C77BC26F6CCBC4594) </text:p>
      <text:p text:style-name="P4"><text:soft-page-break/>http://www.kernel.org/pub/linux/utils/kernel/hotplug/udev-139.tar.bz2 </text:p>
      <text:p text:style-name="P4"/>
      <text:p text:style-name="Standard">udev是用户管理设备的工具，用于替代原来的devfs </text:p>
      <text:p text:style-name="Standard">编译选项： <text:span text:style-name="T2">./configure --target=arm-linux --host=arm-linux LD=arm-linux-ld </text:span></text:p>
      <text:p text:style-name="Standard">编译完成后复制udevd和udevadm到自己的文件系统中相应目录下 </text:p>
      <text:p text:style-name="Standard">cp udev/udevd nfsroot/sbin</text:p>
      <text:p text:style-name="Standard">cp udev/udevadm nfsroot/sbin </text:p>
      <text:p text:style-name="Standard"/>
      <text:p text:style-name="Standard">在启动脚本(如/etc/init.d/rcS)中加入以下语句： </text:p>
      <text:p text:style-name="P11">if test -x /sbin/udevd </text:p>
      <text:p text:style-name="P11">then </text:p>
      <text:p text:style-name="P11"><text:tab/>echo "Starting udevd ..." </text:p>
      <text:p text:style-name="P11"><text:tab/>/sbin/udevd --daemon </text:p>
      <text:p text:style-name="P11"><text:tab/>/sbin/udevadm trigger </text:p>
      <text:p text:style-name="P11"><text:tab/>/sbin/udevadm settle </text:p>
      <text:p text:style-name="P11">fi </text:p>
      <text:p text:style-name="Standard">udev的配置 </text:p>
      <text:p text:style-name="Standard">[rrr@localhost udev]$ pwd </text:p>
      <text:p text:style-name="Standard">/home/rrr/nfsroot/etc/udev </text:p>
      <text:p text:style-name="Standard">[rrr@localhost udev]$ ls </text:p>
      <text:p text:style-name="Standard">rules.d <text:s/>scripts <text:s/>udev.conf </text:p>
      <text:p text:style-name="Standard"/>
      <text:p text:style-name="P12">目录rules.d直接从udev-139/rules/rules.d复制过来，udev.conf是从udev-139/udev.conf复制得来的</text:p>
      <text:p text:style-name="P1">scripts目录下的两个脚本是用于挂载SD卡和U盘的 </text:p>
      <text:p text:style-name="P1">fdbai@localhost:/nfsroot/fdbai/root26/home/newroot26/etc/udev$ ls scripts/ </text:p>
      <text:p text:style-name="P1">mmc.sh <text:s/>usb.sh </text:p>
      <text:p text:style-name="P12"/>
      <text:p text:style-name="P12"/>
      <text:p text:style-name="P13">解压文件</text:p>
      <text:p text:style-name="P14">tar <text:s/>xjvf <text:s text:c="20"/>tar .bz2</text:p>
      <text:p text:style-name="P14">tar <text:s/>xzvf <text:tab/><text:tab/><text:tab/>tar.gz</text:p>
      <text:p text:style-name="P14">rar <text:tab/><text:tab/>x<text:tab/><text:tab/><text:tab/>unrar</text:p>
      <text:p text:style-name="P14">zip <text:s text:c="9"/>unzip</text:p>
      <text:p text:style-name="P14">tar xvf <text:s text:c="2"/>file.tar</text:p>
      <text:p text:style-name="P14">tar cvf <text:s text:c="2"/>filename.tar <text:s/>file <text:s/>打包</text:p>
      <text:p text:style-name="P14">tar cjvf filename.tar.bz2 <text:s/>file 打包加压缩</text:p>
      <text:p text:style-name="P14">tar czvf filename.tar.gz <text:s/>file 打包加压缩</text:p>
      <text:p text:style-name="P14"/>
      <text:p text:style-name="P14"> bz2格式用j </text:p>
      <text:p text:style-name="P14">gz格式用z </text:p>
      <text:p text:style-name="P14">c是创建 </text:p>
      <text:p text:style-name="P14">x是解压缩 </text:p>
      <text:p text:style-name="P14">v是详细信息 </text:p>
      <text:p text:style-name="P14">f是指定文件 </text:p>
      <text:p text:style-name="P14"> 可以man tar查看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oft-page-break/><text:span text:style-name="T11"/></text:p>
      <text:p text:style-name="P27"><text:span text:style-name="T11">led_on:led_on.s</text:span></text:p>
      <text:p text:style-name="P27"><text:span text:style-name="T11"/></text:p>
      <text:p text:style-name="P27"><text:span text:style-name="T11">arm-linux-gcc -g -c -o file.o file.s or file.c</text:span></text:p>
      <text:p text:style-name="P27"><text:span text:style-name="T11"/></text:p>
      <text:p text:style-name="P27"><text:span text:style-name="T11">arm-linux-ld -Ttext 0x0000000 -g file1.o file2.o file3.o -o file-ld.o</text:span></text:p>
      <text:p text:style-name="P27"><text:span text:style-name="T11"/></text:p>
      <text:p text:style-name="P27"><text:span text:style-name="T11">arm-linux-objcopy -O binary -S file-ld.o file.bin</text:span></text:p>
      <text:p text:style-name="P27"><text:span text:style-name="T11"/></text:p>
      <text:p text:style-name="P27"><text:span text:style-name="T11"/></text:p>
      <text:p text:style-name="P27"><text:span text:style-name="T11">all:</text:span></text:p>
      <text:p text:style-name="P27"><text:span text:style-name="T11"><text:tab/>gcc a.c -c -o a.o</text:span></text:p>
      <text:p text:style-name="P27"><text:span text:style-name="T11"><text:tab/>gcc bbb.c<text:tab/>-c -o bbb.o</text:span></text:p>
      <text:p text:style-name="P27"><text:span text:style-name="T11"><text:tab/>gcc ccc.c -c -o ccc.o</text:span></text:p>
      <text:p text:style-name="P27"><text:span text:style-name="T11"><text:tab/>ld -Ttext 0x00000 a.o ccc.o bbb.o -o all.o </text:span></text:p>
      <text:p text:style-name="P27"><text:span text:style-name="T11"/></text:p>
      <text:p text:style-name="P28"><text:span text:style-name="T12">SECTIONS {</text:span></text:p>
      <text:p text:style-name="P28"><text:span text:style-name="T12"/></text:p>
      <text:p text:style-name="P28"><text:span text:style-name="T12">firtst 0x00000000 : { head.o init.o }</text:span></text:p>
      <text:p text:style-name="P28"><text:span text:style-name="T12"/></text:p>
      <text:p text:style-name="P28"><text:span text:style-name="T12">second 0x30000000 : AT(4096) { main.o }</text:span></text:p>
      <text:p text:style-name="P28"><text:span text:style-name="T12">}</text:span></text:p>
      <text:p text:style-name="P28"><text:span text:style-name="T12">完整的连接脚本文件形式如下:</text:span></text:p>
      <text:p text:style-name="P28"><text:span text:style-name="T12">SECTIONS {</text:span></text:p>
      <text:p text:style-name="P28"><text:span text:style-name="T12">...</text:span></text:p>
      <text:p text:style-name="P28"><text:span text:style-name="T12">secname start BLOCK(align) (NOLOAD) : AT ( ldadr )</text:span></text:p>
      <text:p text:style-name="P28"><text:span text:style-name="T12">{ contents } &gt;region :phdr =fill</text:span></text:p>
      <text:p text:style-name="P28"><text:span text:style-name="T12">...</text:span></text:p>
      <text:p text:style-name="P28"><text:span text:style-name="T12">}</text:span></text:p>
      <text:p text:style-name="P28"><text:span text:style-name="T12"/></text:p>
      <text:p text:style-name="P28"><text:span text:style-name="T12">secname:段名,对于nand.lds,段名为first和second</text:span></text:p>
      <text:p text:style-name="P28"><text:span text:style-name="T12">start:本段运行时的地址,如果没有使用AT(xxx),则本段存储的地址</text:span></text:p>
      <text:p text:style-name="P28"><text:span text:style-name="T12">也是start</text:span></text:p>
      <text:p text:style-name="P28"><text:span text:style-name="T12">AT( ldadr ):定义本段存储(加载)的地址</text:span></text:p>
      <text:p text:style-name="P28"><text:span text:style-name="T12">{ contents }:决定哪些内容放在本段,可以是整个目标文件,也可以</text:span></text:p>
      <text:p text:style-name="P28"><text:span text:style-name="T12">是目标文件中的某段(代码段、数据段等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3-06-21T21:31:42</dc:date>
    <dc:creator>baron </dc:creator>
    <meta:editing-duration>PT6H22M29S</meta:editing-duration>
    <meta:editing-cycles>19</meta:editing-cycles>
    <meta:generator>LibreOffice/4.0.2.2$Linux_x86 LibreOffice_project/400m0$Build-2</meta:generator>
    <meta:document-statistic meta:table-count="0" meta:image-count="0" meta:object-count="0" meta:page-count="6" meta:paragraph-count="227" meta:word-count="1612" meta:character-count="7219" meta:non-whitespace-character-count="6270"/>
  </office:meta>
</office:document-meta>
</file>